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bf44"/>
    </style:style>
    <style:style style:name="T1" style:family="text">
      <style:text-properties fo:color="#0066b3"/>
    </style:style>
    <style:style style:name="T2" style:family="text">
      <style:text-properties fo:color="#1b75bc"/>
    </style:style>
    <style:style style:name="T3" style:family="text">
      <style:text-properties fo:color="#72b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This implementation does not implement composite functions,functions with variable number of arguments, and unary operators. */</text:p>
      <text:p text:style-name="Preformatted_20_Text"/>
      <text:p text:style-name="Preformatted_20_Text"><text:span text:style-name="T2">while</text:span> there are tokens to be read <text:span text:style-name="T2">do:</text:span></text:p>
      <text:p text:style-name="Preformatted_20_Text"><text:s text:c="4"/>read a token.</text:p>
      <text:p text:style-name="Preformatted_20_Text"><text:s text:c="4"/><text:span text:style-name="T2">if</text:span> the token is a number, <text:span text:style-name="T2">then</text:span>:</text:p>
      <text:p text:style-name="Preformatted_20_Text"><text:s text:c="8"/>push it to the output queue.</text:p>
      <text:p text:style-name="Preformatted_20_Text"><text:s text:c="4"/><text:span text:style-name="T2">if</text:span> the token is a function <text:span text:style-name="T2">then</text:span>:</text:p>
      <text:p text:style-name="Preformatted_20_Text"><text:s text:c="8"/>push it onto the operator stack </text:p>
      <text:p text:style-name="Preformatted_20_Text"><text:s text:c="4"/><text:span text:style-name="T2">if</text:span> the token is an operator, <text:span text:style-name="T2">then</text:span>:</text:p>
      <text:p text:style-name="Preformatted_20_Text"><text:s text:c="8"/><text:span text:style-name="T2">while</text:span> ((there is a function at the top of the operator stack)</text:p>
      <text:p text:style-name="Preformatted_20_Text"><text:s text:c="15"/>or (there is an operator at the top of the operator stack with greater precedence)</text:p>
      <text:p text:style-name="Preformatted_20_Text"><text:s text:c="15"/>or (the operator at the top of the operator stack has equal precedence and is left associative))</text:p>
      <text:p text:style-name="Preformatted_20_Text"><text:s text:c="14"/>and (the operator at the top of the operator stack is not a left parenthesis):</text:p>
      <text:p text:style-name="Preformatted_20_Text"><text:s text:c="12"/>pop operators from the operator stack onto the output queue.</text:p>
      <text:p text:style-name="Preformatted_20_Text"><text:s text:c="8"/>push it onto the operator stack.</text:p>
      <text:p text:style-name="Preformatted_20_Text"><text:s text:c="4"/><text:span text:style-name="T2">if</text:span> the token is a left paren (i.e. "("), <text:span text:style-name="T2">then</text:span>:</text:p>
      <text:p text:style-name="Preformatted_20_Text"><text:s text:c="8"/>push it onto the operator stack.</text:p>
      <text:p text:style-name="Preformatted_20_Text"><text:s text:c="4"/><text:span text:style-name="T2">if</text:span> the token is a right paren (i.e. ")"), <text:span text:style-name="T2">then</text:span>:</text:p>
      <text:p text:style-name="Preformatted_20_Text"><text:s text:c="8"/><text:span text:style-name="T2">while</text:span> the operator at the top of the operator stack is not a left paren:</text:p>
      <text:p text:style-name="Preformatted_20_Text"><text:s text:c="12"/>pop the operator from the operator stack onto the output queue.</text:p>
      <text:p text:style-name="Preformatted_20_Text"><text:s text:c="8"/><text:span text:style-name="T3">/* if the stack runs out without finding a left paren, then there are mismatched parentheses. */</text:span></text:p>
      <text:p text:style-name="Preformatted_20_Text"><text:s text:c="8"/><text:span text:style-name="T2">if</text:span> there is a left paren at the top of the operator stack, then:</text:p>
      <text:p text:style-name="Preformatted_20_Text"><text:s text:c="12"/>pop the operator from the operator stack and discard it</text:p>
      <text:p text:style-name="P1">/* After while loop, if operator stack not null, pop everything to output queue */</text:p>
      <text:p text:style-name="Preformatted_20_Text"><text:span text:style-name="T2">if</text:span> there are no more tokens to read <text:span text:style-name="T2">then</text:span>:</text:p>
      <text:p text:style-name="Preformatted_20_Text"><text:s text:c="4"/><text:span text:style-name="T2">while</text:span> there are still operator tokens on the stack:</text:p>
      <text:p text:style-name="Preformatted_20_Text"><text:s text:c="8"/><text:span text:style-name="T3">/* if the operator token on the top of the stack is a paren, then there are mismatched parentheses. */</text:span></text:p>
      <text:p text:style-name="Preformatted_20_Text"><text:s text:c="8"/>pop the operator from the operator stack onto the output queue.</text:p>
      <text:p text:style-name="Preformatted_20_Text">ex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19:14:55.377537851</dc:date>
    <meta:editing-duration>PT4M15S</meta:editing-duration>
    <meta:editing-cycles>1</meta:editing-cycles>
    <meta:document-statistic meta:table-count="0" meta:image-count="0" meta:object-count="0" meta:page-count="1" meta:paragraph-count="28" meta:word-count="294" meta:character-count="1753" meta:non-whitespace-character-count="1298"/>
    <meta:generator>LibreOffice/6.0.7.3$Linux_X86_64 LibreOffice_project/00m0$Build-3</meta:generator>
  </office:meta>
</office:document-meta>
</file>